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49" calcext:value-type="float">
            <text:p>0.04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5" calcext:value-type="float">
            <text:p>0.0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8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 (Mt: Wüste von Juda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9" calcext:value-type="float">
            <text:p>1.23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59]" office:value-type="float" office:value="4.08" calcext:value-type="float">
            <text:p>4.08</text:p>
          </table:table-cell>
          <table:table-cell table:style-name="ce4" table:formula="of:=[.E59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4.11.4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05" calcext:value-type="float">
            <text:p>4.0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15" calcext:value-type="float">
            <text:p>1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055" calcext:value-type="float">
            <text:p>4.05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 // Joh: verlässt Judäa, ge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66]" office:value-type="float" office:value="4.17" calcext:value-type="float">
            <text:p>4.17</text:p>
          </table:table-cell>
          <table:table-cell table:style-name="ce4" table:formula="of:=[.E66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 begint zu predigen: Tut Busse, Reich Nahe</text:p>
          </table:table-cell>
          <table:table-cell table:style-name="ce54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6" calcext:value-type="float">
            <text:p>1.14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7" calcext:value-type="float">
            <text:p>1.14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" calcext:value-type="float">
            <text:p>4.1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2" calcext:value-type="float">
            <text:p>1.14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1" calcext:value-type="float">
            <text:p>4.1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2" calcext:value-type="float">
            <text:p>4.1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8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12]" office:value-type="float" office:value="4.23" calcext:value-type="float">
            <text:p>4.23</text:p>
          </table:table-cell>
          <table:table-cell table:style-name="ce4" table:formula="of:=[.E11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2" calcext:value-type="float">
            <text:p>1.2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5]" office:value-type="float" office:value="5.03" calcext:value-type="float">
            <text:p>5.03</text:p>
          </table:table-cell>
          <table:table-cell table:style-name="ce4" table:formula="of:=[.E155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39" calcext:value-type="float">
            <text:p>3.23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7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99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20]" office:value-type="float" office:value="10.07" calcext:value-type="float">
            <text:p>10.07</text:p>
          </table:table-cell>
          <table:table-cell table:style-name="ce4" table:formula="of:=[.E220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27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237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40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3]" office:value-type="float" office:value="9.34" calcext:value-type="float">
            <text:p>9.34</text:p>
          </table:table-cell>
          <table:table-cell table:style-name="ce4" table:formula="of:=[.E243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1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9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1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7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28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0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3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5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6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37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8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4" table:formula="of:=[.D356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58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64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69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71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74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75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76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90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91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96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98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99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48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54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5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57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58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69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79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3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42"/>
      </table:named-expressions>
      <table:database-ranges>
        <table:database-range table:name="SortierRange" table:target-range-address="Parallelstellen.C2:Parallelstellen.AM54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42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09:06:36.913242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02T17:37:15.078031634</dc:date>
    <meta:editing-duration>P2DT20H1M35S</meta:editing-duration>
    <meta:editing-cycles>479</meta:editing-cycles>
    <meta:generator>LibreOffice/6.3.5.2$Linux_X86_64 LibreOffice_project/30$Build-2</meta:generator>
    <meta:document-statistic meta:table-count="1" meta:cell-count="3532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